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447cm" fo:margin-left="-0.016cm" fo:margin-right="0.568cm" table:align="margins"/>
    </style:style>
    <style:style style:name="Table4.A" style:family="table-column">
      <style:table-column-properties style:column-width="16.447cm" style:rel-column-width="65535*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997cm" style:rel-column-width="11553*"/>
    </style:style>
    <style:style style:name="Table5.C" style:family="table-column">
      <style:table-column-properties style:column-width="1.861cm" style:rel-column-width="7174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6" style:family="paragraph" style:parent-style-name="Text_20_body">
      <style:text-properties style:language-asian="zh" style:country-asian="TW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font-weight="bold" style:language-asian="zh" style:country-asian="TW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Toolbar</text:h>
      <text:p text:style-name="P13"><text:span text:style-name="Source_20_Text">Toolbar </text:span>is a kind of special container, and it is used to combine with <text:a xlink:type="simple" xlink:href="#toolbarbutton"><text:span text:style-name="Source_20_Text">Toolbarbutton</text:span></text:a>.</text:p>
      <text:p text:style-name="Text_20_body"><text:s/><text:span text:style-name="T4">S</text:span><text:span text:style-name="T3">ource</text:span>:</text:p>
      <text:list text:style-name="L1">
        <text:list-item>
          <text:p text:style-name="P17"><text:a xlink:type="simple" xlink:href="http://zk1.svn.sourceforge.net/viewvc/zk1/branches/3.5/zul/src/archive/web/zul/css/cmps/toolbar.css.dsp?view=markup">The CSS source of Toolbar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11.351cm" svg:height="3.201cm" draw:z-index="0"><draw:image xlink:href="../images/toolbar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1.642cm" svg:height="4.471cm" draw:z-index="1"><draw:image xlink:href="../images/toolbar2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3" text:anchor-type="paragraph" svg:width="11.536cm" svg:height="4.313cm" draw:z-index="2"><draw:image xlink:href="../images/toolbar3.jpg" xlink:type="simple" xlink:show="embed" xlink:actuate="onLoad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4" text:anchor-type="paragraph" svg:width="11.509cm" svg:height="4.207cm" draw:z-index="3"><draw:image xlink:href="../images/toolbar4.jpg" xlink:type="simple" xlink:show="embed" xlink:actuate="onLoad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toolbar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</text:span></text:span><text:span text:style-name="Source_20_Text"><text:span text:style-name="T2">z-toolbar</text:span></text:span></text:p>
          </table:table-cell>
          <table:table-cell table:style-name="Table3.B2" office:value-type="string">
            <text:p text:style-name="P3">Background image</text:p>
          </table:table-cell>
          <table:table-cell table:style-name="Table3.C2" office:value-type="string">
            <text:p text:style-name="P14">border-color: #a9bfd3; border-style: solid; border-width: 0 0 1px 0; display: block; padding: 2px; background: #D0DEF0 url(<text:span text:style-name="T5">${c:encodeURL('~./zul/img/button/tb-bg.png')}</text:span>) repeat-x top left; position: relative; zoom: 1;</text:p>
          </table:table-cell>
        </table:table-row>
        <table:table-row>
          <table:table-cell table:style-name="Table3.A2" office:value-type="string">
            <text:p text:style-name="P7">.z-toolbar-body, .z-toolbar-body span</text:p>
          </table:table-cell>
          <table:table-cell table:style-name="Table3.B2" office:value-type="string">
            <text:p text:style-name="P3">Font size</text:p>
          </table:table-cell>
          <table:table-cell table:style-name="Table3.C2" office:value-type="string">
            <text:p text:style-name="P14">font-size: <text:span text:style-name="T5">${fontSizeS}</text:span>;</text:p>
          </table:table-cell>
        </table:table-row>
        <table:table-row>
          <table:table-cell table:style-name="Table3.A2" office:value-type="string">
            <text:p text:style-name="P7">.z-toolbar a, .z-toolbar a:visited, .z-toolbar a:hover</text:p>
          </table:table-cell>
          <table:table-cell table:style-name="Table3.B2" office:value-type="string">
            <text:p text:style-name="P3">Font size of A tag</text:p>
          </table:table-cell>
          <table:table-cell table:style-name="Table3.C2" office:value-type="string">
            <text:p text:style-name="P14">font-family: <text:span text:style-name="T5">${fontFamilyT}</text:span>; font-size: <text:span text:style-name="T5">${fontSizeS}</text:span>; font-weight: normal; color: black; background: #D0DEF0; border: 1px solid #D0DEF0; text-decoration: none;</text:p>
          </table:table-cell>
        </table:table-row>
        <table:table-row>
          <table:table-cell table:style-name="Table3.A2" office:value-type="string">
            <text:p text:style-name="P7">.z-toolbar-start</text:p>
          </table:table-cell>
          <table:table-cell table:style-name="Table3.B2" office:value-type="string">
            <text:p text:style-name="P3">Align to start</text:p>
          </table:table-cell>
          <table:table-cell table:style-name="Table3.C2" office:value-type="string">
            <text:p text:style-name="P14">float: left; clear: none;</text:p>
          </table:table-cell>
        </table:table-row>
        <table:table-row>
          <table:table-cell table:style-name="Table3.A2" office:value-type="string">
            <text:p text:style-name="P7">.z-toolbar-center</text:p>
          </table:table-cell>
          <table:table-cell table:style-name="Table3.B2" office:value-type="string">
            <text:p text:style-name="P3">Align to center</text:p>
          </table:table-cell>
          <table:table-cell table:style-name="Table3.C2" office:value-type="string">
            <text:p text:style-name="P14">margin: 0 auto;</text:p>
          </table:table-cell>
        </table:table-row>
        <table:table-row>
          <table:table-cell table:style-name="Table3.A2" office:value-type="string">
            <text:p text:style-name="P7">.z-toolbar-end</text:p>
          </table:table-cell>
          <table:table-cell table:style-name="Table3.B2" office:value-type="string">
            <text:p text:style-name="P3">Align to end</text:p>
          </table:table-cell>
          <table:table-cell table:style-name="Table3.C2" office:value-type="string">
            <text:p text:style-name="P14">float: right; clear: none;</text:p>
          </table:table-cell>
        </table:table-row>
      </table:table>
      <text:h text:style-name="Heading_20_3" text:outline-level="3">Mold: <text:span text:style-name="T6">Panel</text:span></text:h>
      <text:p text:style-name="P13"><text:tab/>Panel mold is used for Panel as its footer toolbar, it is composed of HTML Table.</text:p>
      <text:p text:style-name="P12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ext:soft-page-break/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10.478cm" svg:height="3.413cm" draw:z-index="7"><draw:image xlink:href="../images/toolbar-panel1.jpg" xlink:type="simple" xlink:show="embed" xlink:actuate="onLoad"/></draw:frame></text:p>
          </table:table-cell>
        </table:table-row>
        <text:soft-page-break/>
        <table:table-row table:style-name="Table4.2">
          <table:table-cell table:style-name="Table4.A2" office:value-type="string">
            <text:p text:style-name="Table_20_Contents"><draw:frame draw:style-name="fr1" draw:name="graphics6" text:anchor-type="paragraph" svg:width="11.642cm" svg:height="4.471cm" draw:z-index="4"><draw:image xlink:href="../images/toolbar2.jpg" xlink:type="simple" xlink:show="embed" xlink:actuate="onLoad"/></draw:frame></text:p>
          </table:table-cell>
        </table:table-row>
        <text:soft-page-break/>
        <table:table-row table:style-name="Table4.2">
          <table:table-cell table:style-name="Table4.A2" office:value-type="string">
            <text:p text:style-name="Table_20_Contents"><draw:frame draw:style-name="fr1" draw:name="graphics7" text:anchor-type="paragraph" svg:width="11.536cm" svg:height="4.313cm" draw:z-index="5"><draw:image xlink:href="../images/toolbar3.jpg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8" text:anchor-type="paragraph" svg:width="11.509cm" svg:height="4.207cm" draw:z-index="6"><draw:image xlink:href="../images/toolbar4.jpg" xlink:type="simple" xlink:show="embed" xlink:actuate="onLoad"/></draw:frame></text:p>
          </table:table-cell>
        </table:table-row>
      </table:table>
      <text:p text:style-name="P9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5">Action:</text:p>
          </table:table-cell>
          <table:table-cell table:style-name="Table5.A1" office:value-type="string">
            <text:p text:style-name="P4">Normal (Open)</text:p>
          </table:table-cell>
          <table:table-cell table:style-name="Table5.A1" office:value-type="string">
            <text:p text:style-name="P4">Hover</text:p>
          </table:table-cell>
          <table:table-cell table:style-name="Table5.A1" office:value-type="string">
            <text:p text:style-name="P4">Click, Select, and Drag.</text:p>
          </table:table-cell>
          <table:table-cell table:style-name="Table5.A1" office:value-type="string">
            <text:p text:style-name="P4">Focus</text:p>
          </table:table-cell>
          <table:table-cell table:style-name="Table5.A1" office:value-type="string">
            <text:p text:style-name="P4">Focus and Hover</text:p>
          </table:table-cell>
          <table:table-cell table:style-name="Table5.G1" office:value-type="string">
            <text:p text:style-name="P5">Disable</text:p>
          </table:table-cell>
        </table:table-row>
        <table:table-row>
          <table:table-cell table:style-name="Table5.A2" office:value-type="string">
            <text:p text:style-name="P5">CSS naming:</text:p>
          </table:table-cell>
          <table:table-cell table:style-name="Table5.A2" office:value-type="string">
            <text:p text:style-name="P2"><text:span text:style-name="Source_20_Text">z-toolbar</text:span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5">Supported</text:p>
          </table:table-cell>
          <table:table-cell table:style-name="Table5.A2" office:value-type="string">
            <text:p text:style-name="P2">V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Class Name</text:p>
          </table:table-cell>
          <table:table-cell table:style-name="Table6.A1" office:value-type="string">
            <text:p text:style-name="P11">Description</text:p>
          </table:table-cell>
          <table:table-cell table:style-name="Table6.C1" office:value-type="string">
            <text:p text:style-name="P11">Default Values</text:p>
          </table:table-cell>
        </table:table-row>
        <table:table-row>
          <table:table-cell table:style-name="Table6.A2" office:value-type="string">
            <text:p text:style-name="P6"><text:span text:style-name="Source_20_Text"><text:span text:style-name="T1">.</text:span></text:span><text:span text:style-name="Source_20_Text"><text:span text:style-name="T2">z-toolbar</text:span></text:span></text:p>
          </table:table-cell>
          <table:table-cell table:style-name="Table6.B2" office:value-type="string">
            <text:p text:style-name="P3">Background image</text:p>
          </table:table-cell>
          <table:table-cell table:style-name="Table6.C2" office:value-type="string">
            <text:p text:style-name="P14">border-color: #a9bfd3; border-style: solid; border-width: 0 0 1px 0; display: block; padding: 2px; background: #D0DEF0 url(<text:span text:style-name="T5">${c:encodeURL('~./zul/img/button/tb-bg.png')}</text:span>) repeat-x top left; position: relative; zoom: 1;</text:p>
          </table:table-cell>
        </table:table-row>
        <table:table-row>
          <table:table-cell table:style-name="Table6.A2" office:value-type="string">
            <text:p text:style-name="P7">.z-toolbar-body, .z-toolbar-body span</text:p>
          </table:table-cell>
          <table:table-cell table:style-name="Table6.B2" office:value-type="string">
            <text:p text:style-name="P3">Font size</text:p>
          </table:table-cell>
          <table:table-cell table:style-name="Table6.C2" office:value-type="string">
            <text:p text:style-name="P14">font-size: <text:span text:style-name="T5">${fontSizeS}</text:span>;</text:p>
          </table:table-cell>
        </table:table-row>
        <table:table-row>
          <table:table-cell table:style-name="Table6.A2" office:value-type="string">
            <text:p text:style-name="P7">.z-toolbar a, .z-toolbar a:visited, .z-toolbar a:hover</text:p>
          </table:table-cell>
          <table:table-cell table:style-name="Table6.B2" office:value-type="string">
            <text:p text:style-name="P3">Font size of A tag</text:p>
          </table:table-cell>
          <table:table-cell table:style-name="Table6.C2" office:value-type="string">
            <text:p text:style-name="P14">font-family: <text:span text:style-name="T5">${fontFamilyT}</text:span>; font-size: <text:span text:style-name="T5">${fontSizeS}</text:span>; font-weight: normal; color: black; background: #D0DEF0; border: 1px solid #D0DEF0; text-decoration: none;</text:p>
          </table:table-cell>
        </table:table-row>
        <table:table-row>
          <table:table-cell table:style-name="Table6.A2" office:value-type="string">
            <text:p text:style-name="P7">.z-toolbar-start</text:p>
          </table:table-cell>
          <table:table-cell table:style-name="Table6.B2" office:value-type="string">
            <text:p text:style-name="P3">Align to start</text:p>
          </table:table-cell>
          <table:table-cell table:style-name="Table6.C2" office:value-type="string">
            <text:p text:style-name="P14">float: left; clear: none;</text:p>
          </table:table-cell>
        </table:table-row>
        <table:table-row>
          <table:table-cell table:style-name="Table6.A2" office:value-type="string">
            <text:p text:style-name="P7">.z-toolbar-center</text:p>
          </table:table-cell>
          <table:table-cell table:style-name="Table6.B2" office:value-type="string">
            <text:p text:style-name="P3">Align to center</text:p>
          </table:table-cell>
          <table:table-cell table:style-name="Table6.C2" office:value-type="string">
            <text:p text:style-name="P14">margin: 0 auto;</text:p>
          </table:table-cell>
        </table:table-row>
        <table:table-row>
          <table:table-cell table:style-name="Table6.A2" office:value-type="string">
            <text:p text:style-name="P7">.z-toolbar-end</text:p>
          </table:table-cell>
          <table:table-cell table:style-name="Table6.B2" office:value-type="string">
            <text:p text:style-name="P3">Align to end</text:p>
          </table:table-cell>
          <table:table-cell table:style-name="Table6.C2" office:value-type="string">
            <text:p text:style-name="P14">float: right; clear: non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7T16:05:17</dc:date>
    <meta:editing-cycles>28</meta:editing-cycles>
    <meta:editing-duration>PT5H26M17S</meta:editing-duration>
    <meta:user-defined meta:name="Info 1"/>
    <meta:user-defined meta:name="Info 2"/>
    <meta:user-defined meta:name="Info 3"/>
    <meta:user-defined meta:name="Info 4"/>
    <meta:document-statistic meta:table-count="6" meta:image-count="8" meta:object-count="0" meta:page-count="5" meta:paragraph-count="81" meta:word-count="332" meta:character-count="2008"/>
  </office:meta>
</office:document-meta>
</file>